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rremotos_tab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depth</text:p>
          </table:table-cell>
          <table:table-cell office:value-type="string" table:style-name="ce1">
            <text:p>mag</text:p>
          </table:table-cell>
          <table:table-cell office:value-type="string" table:style-name="ce1">
            <text:p>magType</text:p>
          </table:table-cell>
          <table:table-cell office:value-type="string" table:style-name="ce1">
            <text:p>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21:23:20.003Z</text:p>
          </table:table-cell>
          <table:table-cell office:value-type="float" office:value="49.163600000000002" table:style-name="ce1">
            <text:p>49.1636</text:p>
          </table:table-cell>
          <table:table-cell office:value-type="float" office:value="158.02029999999999" table:style-name="ce1">
            <text:p>158.0203</text:p>
          </table:table-cell>
          <table:table-cell office:value-type="float" office:value="10" table:style-name="ce1">
            <text:p>10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mww</text:p>
          </table:table-cell>
          <table:table-cell office:value-type="string" table:style-name="ce1">
            <text:p>us6000ab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21:22:17.890Z</text:p>
          </table:table-cell>
          <table:table-cell office:value-type="float" office:value="17.916799999999999" table:style-name="ce1">
            <text:p>17.9168</text:p>
          </table:table-cell>
          <table:table-cell office:value-type="float" office:value="-66.941599999999994" table:style-name="ce1">
            <text:p>-66.9416</text:p>
          </table:table-cell>
          <table:table-cell office:value-type="float" office:value="13" table:style-name="ce1">
            <text:p>13</text:p>
          </table:table-cell>
          <table:table-cell office:value-type="float" office:value="3.09" table:style-name="ce1">
            <text:p>3.09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9:26:20.326Z</text:p>
          </table:table-cell>
          <table:table-cell office:value-type="float" office:value="24.8657" table:style-name="ce1">
            <text:p>24.8657</text:p>
          </table:table-cell>
          <table:table-cell office:value-type="float" office:value="123.3066" table:style-name="ce1">
            <text:p>123.3066</text:p>
          </table:table-cell>
          <table:table-cell office:value-type="float" office:value="10" table:style-name="ce1">
            <text:p>10</text:p>
          </table:table-cell>
          <table:table-cell office:value-type="float" office:value="5.2" table:style-name="ce1">
            <text:p>5.2</text:p>
          </table:table-cell>
          <table:table-cell office:value-type="string" table:style-name="ce1">
            <text:p>mww</text:p>
          </table:table-cell>
          <table:table-cell office:value-type="string" table:style-name="ce1">
            <text:p>us6000abr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9:06:59.460Z</text:p>
          </table:table-cell>
          <table:table-cell office:value-type="float" office:value="19.125800000000002" table:style-name="ce1">
            <text:p>19.1258</text:p>
          </table:table-cell>
          <table:table-cell office:value-type="float" office:value="-67.558000000000007" table:style-name="ce1">
            <text:p>-67.558</text:p>
          </table:table-cell>
          <table:table-cell office:value-type="float" office:value="7" table:style-name="ce1">
            <text:p>7</text:p>
          </table:table-cell>
          <table:table-cell office:value-type="float" office:value="3.82" table:style-name="ce1">
            <text:p>3.82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8:37:42.442Z</text:p>
          </table:table-cell>
          <table:table-cell office:value-type="float" office:value="24.815100000000001" table:style-name="ce1">
            <text:p>24.8151</text:p>
          </table:table-cell>
          <table:table-cell office:value-type="float" office:value="123.2261" table:style-name="ce1">
            <text:p>123.2261</text:p>
          </table:table-cell>
          <table:table-cell office:value-type="float" office:value="10" table:style-name="ce1">
            <text:p>10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r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8:15:11.278Z</text:p>
          </table:table-cell>
          <table:table-cell office:value-type="float" office:value="24.8797" table:style-name="ce1">
            <text:p>24.8797</text:p>
          </table:table-cell>
          <table:table-cell office:value-type="float" office:value="123.1795" table:style-name="ce1">
            <text:p>123.1795</text:p>
          </table:table-cell>
          <table:table-cell office:value-type="float" office:value="10" table:style-name="ce1">
            <text:p>10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r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8:12:34.580Z</text:p>
          </table:table-cell>
          <table:table-cell office:value-type="float" office:value="17.948499999999999" table:style-name="ce1">
            <text:p>17.9485</text:p>
          </table:table-cell>
          <table:table-cell office:value-type="float" office:value="-66.825000000000003" table:style-name="ce1">
            <text:p>-66.825</text:p>
          </table:table-cell>
          <table:table-cell office:value-type="float" office:value="10" table:style-name="ce1">
            <text:p>10</text:p>
          </table:table-cell>
          <table:table-cell office:value-type="float" office:value="3.33" table:style-name="ce1">
            <text:p>3.33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8:06:01.890Z</text:p>
          </table:table-cell>
          <table:table-cell office:value-type="float" office:value="27.792000000000002" table:style-name="ce1">
            <text:p>27.792</text:p>
          </table:table-cell>
          <table:table-cell office:value-type="float" office:value="53.381999999999998" table:style-name="ce1">
            <text:p>53.382</text:p>
          </table:table-cell>
          <table:table-cell office:value-type="float" office:value="10.85" table:style-name="ce1">
            <text:p>10.85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mww</text:p>
          </table:table-cell>
          <table:table-cell office:value-type="string" table:style-name="ce1">
            <text:p>us6000abr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7:28:38.915Z</text:p>
          </table:table-cell>
          <table:table-cell office:value-type="float" office:value="24.8809" table:style-name="ce1">
            <text:p>24.8809</text:p>
          </table:table-cell>
          <table:table-cell office:value-type="float" office:value="123.2744" table:style-name="ce1">
            <text:p>123.2744</text:p>
          </table:table-cell>
          <table:table-cell office:value-type="float" office:value="10" table:style-name="ce1">
            <text:p>10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qq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6:52:43.730Z</text:p>
          </table:table-cell>
          <table:table-cell office:value-type="float" office:value="17.956099999999999" table:style-name="ce1">
            <text:p>17.9561</text:p>
          </table:table-cell>
          <table:table-cell office:value-type="float" office:value="-66.963099999999997" table:style-name="ce1">
            <text:p>-66.9631</text:p>
          </table:table-cell>
          <table:table-cell office:value-type="float" office:value="6" table:style-name="ce1">
            <text:p>6</text:p>
          </table:table-cell>
          <table:table-cell office:value-type="float" office:value="2.79" table:style-name="ce1">
            <text:p>2.79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6:46:09.190Z</text:p>
          </table:table-cell>
          <table:table-cell office:value-type="float" office:value="19.1235" table:style-name="ce1">
            <text:p>19.1235</text:p>
          </table:table-cell>
          <table:table-cell office:value-type="float" office:value="-67.728800000000007" table:style-name="ce1">
            <text:p>-67.7288</text:p>
          </table:table-cell>
          <table:table-cell office:value-type="float" office:value="39" table:style-name="ce1">
            <text:p>39</text:p>
          </table:table-cell>
          <table:table-cell office:value-type="float" office:value="3.36" table:style-name="ce1">
            <text:p>3.36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6:22:41.860Z</text:p>
          </table:table-cell>
          <table:table-cell office:value-type="float" office:value="17.932099999999998" table:style-name="ce1">
            <text:p>17.9321</text:p>
          </table:table-cell>
          <table:table-cell office:value-type="float" office:value="-66.9358" table:style-name="ce1">
            <text:p>-66.9358</text:p>
          </table:table-cell>
          <table:table-cell office:value-type="float" office:value="13" table:style-name="ce1">
            <text:p>13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6:18:42.180Z</text:p>
          </table:table-cell>
          <table:table-cell office:value-type="float" office:value="17.938800000000001" table:style-name="ce1">
            <text:p>17.9388</text:p>
          </table:table-cell>
          <table:table-cell office:value-type="float" office:value="-66.797600000000003" table:style-name="ce1">
            <text:p>-66.7976</text:p>
          </table:table-cell>
          <table:table-cell office:value-type="float" office:value="9" table:style-name="ce1">
            <text:p>9</text:p>
          </table:table-cell>
          <table:table-cell office:value-type="float" office:value="2.64" table:style-name="ce1">
            <text:p>2.64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6:02:48.566Z</text:p>
          </table:table-cell>
          <table:table-cell office:value-type="float" office:value="-23.5657" table:style-name="ce1">
            <text:p>-23.5657</text:p>
          </table:table-cell>
          <table:table-cell office:value-type="float" office:value="69.6006" table:style-name="ce1">
            <text:p>69.600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p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5:09:18.541Z</text:p>
          </table:table-cell>
          <table:table-cell office:value-type="float" office:value="39.389499999999998" table:style-name="ce1">
            <text:p>39.3895</text:p>
          </table:table-cell>
          <table:table-cell office:value-type="float" office:value="40.735999999999997" table:style-name="ce1">
            <text:p>40.736</text:p>
          </table:table-cell>
          <table:table-cell office:value-type="float" office:value="10" table:style-name="ce1">
            <text:p>10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4:47:34.427Z</text:p>
          </table:table-cell>
          <table:table-cell office:value-type="float" office:value="-3.1193" table:style-name="ce1">
            <text:p>-3.1193</text:p>
          </table:table-cell>
          <table:table-cell office:value-type="float" office:value="125.9385" table:style-name="ce1">
            <text:p>125.9385</text:p>
          </table:table-cell>
          <table:table-cell office:value-type="float" office:value="60.55" table:style-name="ce1">
            <text:p>60.55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p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4:43:08.290Z</text:p>
          </table:table-cell>
          <table:table-cell office:value-type="float" office:value="23.3871" table:style-name="ce1">
            <text:p>23.3871</text:p>
          </table:table-cell>
          <table:table-cell office:value-type="float" office:value="70.381699999999995" table:style-name="ce1">
            <text:p>70.3817</text:p>
          </table:table-cell>
          <table:table-cell office:value-type="float" office:value="10" table:style-name="ce1">
            <text:p>10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p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4:34:50.628Z</text:p>
          </table:table-cell>
          <table:table-cell office:value-type="float" office:value="39.441699999999997" table:style-name="ce1">
            <text:p>39.4417</text:p>
          </table:table-cell>
          <table:table-cell office:value-type="float" office:value="40.751800000000003" table:style-name="ce1">
            <text:p>40.7518</text:p>
          </table:table-cell>
          <table:table-cell office:value-type="float" office:value="10" table:style-name="ce1">
            <text:p>10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p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4:24:29.497Z</text:p>
          </table:table-cell>
          <table:table-cell office:value-type="float" office:value="39.420099999999998" table:style-name="ce1">
            <text:p>39.4201</text:p>
          </table:table-cell>
          <table:table-cell office:value-type="float" office:value="40.701700000000002" table:style-name="ce1">
            <text:p>40.7017</text:p>
          </table:table-cell>
          <table:table-cell office:value-type="float" office:value="10" table:style-name="ce1">
            <text:p>10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mww</text:p>
          </table:table-cell>
          <table:table-cell office:value-type="string" table:style-name="ce1">
            <text:p>us6000ab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4:24:08.380Z</text:p>
          </table:table-cell>
          <table:table-cell office:value-type="float" office:value="-19.692" table:style-name="ce1">
            <text:p>-19.692</text:p>
          </table:table-cell>
          <table:table-cell office:value-type="float" office:value="-177.35990000000001" table:style-name="ce1">
            <text:p>-177.3599</text:p>
          </table:table-cell>
          <table:table-cell office:value-type="float" office:value="563.12" table:style-name="ce1">
            <text:p>563.12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pc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4:14:03.500Z</text:p>
          </table:table-cell>
          <table:table-cell office:value-type="float" office:value="17.844999999999999" table:style-name="ce1">
            <text:p>17.845</text:p>
          </table:table-cell>
          <table:table-cell office:value-type="float" office:value="-66.794300000000007" table:style-name="ce1">
            <text:p>-66.7943</text:p>
          </table:table-cell>
          <table:table-cell office:value-type="float" office:value="7" table:style-name="ce1">
            <text:p>7</text:p>
          </table:table-cell>
          <table:table-cell office:value-type="float" office:value="2.5499999999999998" table:style-name="ce1">
            <text:p>2.55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3:27:55.189Z</text:p>
          </table:table-cell>
          <table:table-cell office:value-type="float" office:value="53.204500000000003" table:style-name="ce1">
            <text:p>53.2045</text:p>
          </table:table-cell>
          <table:table-cell office:value-type="float" office:value="-164.41200000000001" table:style-name="ce1">
            <text:p>-164.412</text:p>
          </table:table-cell>
          <table:table-cell office:value-type="float" office:value="10" table:style-name="ce1">
            <text:p>10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n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3:25:23.079Z</text:p>
          </table:table-cell>
          <table:table-cell office:value-type="float" office:value="2.7389999999999999" table:style-name="ce1">
            <text:p>2.739</text:p>
          </table:table-cell>
          <table:table-cell office:value-type="float" office:value="128.29040000000001" table:style-name="ce1">
            <text:p>128.2904</text:p>
          </table:table-cell>
          <table:table-cell office:value-type="float" office:value="117.39" table:style-name="ce1">
            <text:p>117.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ww</text:p>
          </table:table-cell>
          <table:table-cell office:value-type="string" table:style-name="ce1">
            <text:p>us6000abnj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3:12:11.334Z</text:p>
          </table:table-cell>
          <table:table-cell office:value-type="float" office:value="56.7806" table:style-name="ce1">
            <text:p>56.7806</text:p>
          </table:table-cell>
          <table:table-cell office:value-type="float" office:value="-154.94640000000001" table:style-name="ce1">
            <text:p>-154.9464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.6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ak0207mr0ubj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2:46:38.110Z</text:p>
          </table:table-cell>
          <table:table-cell office:value-type="float" office:value="17.929099999999998" table:style-name="ce1">
            <text:p>17.9291</text:p>
          </table:table-cell>
          <table:table-cell office:value-type="float" office:value="-66.935599999999994" table:style-name="ce1">
            <text:p>-66.9356</text:p>
          </table:table-cell>
          <table:table-cell office:value-type="float" office:value="12" table:style-name="ce1">
            <text:p>12</text:p>
          </table:table-cell>
          <table:table-cell office:value-type="float" office:value="3.43" table:style-name="ce1">
            <text:p>3.43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12:11:37.507Z</text:p>
          </table:table-cell>
          <table:table-cell office:value-type="float" office:value="44.288200000000003" table:style-name="ce1">
            <text:p>44.2882</text:p>
          </table:table-cell>
          <table:table-cell office:value-type="float" office:value="-115.0591" table:style-name="ce1">
            <text:p>-115.0591</text:p>
          </table:table-cell>
          <table:table-cell office:value-type="float" office:value="5" table:style-name="ce1">
            <text:p>5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mwr</text:p>
          </table:table-cell>
          <table:table-cell office:value-type="string" table:style-name="ce1">
            <text:p>us6000abm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9:55:28.150Z</text:p>
          </table:table-cell>
          <table:table-cell office:value-type="float" office:value="18.026299999999999" table:style-name="ce1">
            <text:p>18.0263</text:p>
          </table:table-cell>
          <table:table-cell office:value-type="float" office:value="-66.753799999999998" table:style-name="ce1">
            <text:p>-66.7538</text:p>
          </table:table-cell>
          <table:table-cell office:value-type="float" office:value="10" table:style-name="ce1">
            <text:p>10</text:p>
          </table:table-cell>
          <table:table-cell office:value-type="float" office:value="2.57" table:style-name="ce1">
            <text:p>2.57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9:18:35.600Z</text:p>
          </table:table-cell>
          <table:table-cell office:value-type="float" office:value="17.918299999999999" table:style-name="ce1">
            <text:p>17.9183</text:p>
          </table:table-cell>
          <table:table-cell office:value-type="float" office:value="-66.942499999999995" table:style-name="ce1">
            <text:p>-66.9425</text:p>
          </table:table-cell>
          <table:table-cell office:value-type="float" office:value="13" table:style-name="ce1">
            <text:p>13</text:p>
          </table:table-cell>
          <table:table-cell office:value-type="float" office:value="2.99" table:style-name="ce1">
            <text:p>2.99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8:34:28.869Z</text:p>
          </table:table-cell>
          <table:table-cell office:value-type="float" office:value="62.1175" table:style-name="ce1">
            <text:p>62.1175</text:p>
          </table:table-cell>
          <table:table-cell office:value-type="float" office:value="-149.8699" table:style-name="ce1">
            <text:p>-149.8699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ak0207mo6ft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8:34:22.121Z</text:p>
          </table:table-cell>
          <table:table-cell office:value-type="float" office:value="62.716799999999999" table:style-name="ce1">
            <text:p>62.7168</text:p>
          </table:table-cell>
          <table:table-cell office:value-type="float" office:value="-149.4068" table:style-name="ce1">
            <text:p>-149.4068</text:p>
          </table:table-cell>
          <table:table-cell office:value-type="float" office:value="54.6" table:style-name="ce1">
            <text:p>54.6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ak0207mo6ev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7:52:52.124Z</text:p>
          </table:table-cell>
          <table:table-cell office:value-type="float" office:value="18.307099999999998" table:style-name="ce1">
            <text:p>18.3071</text:p>
          </table:table-cell>
          <table:table-cell office:value-type="float" office:value="-76.681600000000003" table:style-name="ce1">
            <text:p>-76.68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l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6:33:37.160Z</text:p>
          </table:table-cell>
          <table:table-cell office:value-type="float" office:value="17.937799999999999" table:style-name="ce1">
            <text:p>17.9378</text:p>
          </table:table-cell>
          <table:table-cell office:value-type="float" office:value="-66.9636" table:style-name="ce1">
            <text:p>-66.9636</text:p>
          </table:table-cell>
          <table:table-cell office:value-type="float" office:value="13" table:style-name="ce1">
            <text:p>13</text:p>
          </table:table-cell>
          <table:table-cell office:value-type="float" office:value="2.67" table:style-name="ce1">
            <text:p>2.67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6:24:07.507Z</text:p>
          </table:table-cell>
          <table:table-cell office:value-type="float" office:value="-2.9750999999999999" table:style-name="ce1">
            <text:p>-2.9751</text:p>
          </table:table-cell>
          <table:table-cell office:value-type="float" office:value="136.5196" table:style-name="ce1">
            <text:p>136.5196</text:p>
          </table:table-cell>
          <table:table-cell office:value-type="float" office:value="43.7" table:style-name="ce1">
            <text:p>43.7</text:p>
          </table:table-cell>
          <table:table-cell office:value-type="float" office:value="4.4000000000000004" table:style-name="ce1">
            <text:p>4.4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k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6:19:06.790Z</text:p>
          </table:table-cell>
          <table:table-cell office:value-type="float" office:value="19.235700000000001" table:style-name="ce1">
            <text:p>19.2357</text:p>
          </table:table-cell>
          <table:table-cell office:value-type="float" office:value="-155.37819999999999" table:style-name="ce1">
            <text:p>-155.3782</text:p>
          </table:table-cell>
          <table:table-cell office:value-type="float" office:value="41.29" table:style-name="ce1">
            <text:p>41.29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us6000abk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5:36:01.059Z</text:p>
          </table:table-cell>
          <table:table-cell office:value-type="float" office:value="-24.032499999999999" table:style-name="ce1">
            <text:p>-24.0325</text:p>
          </table:table-cell>
          <table:table-cell office:value-type="float" office:value="-66.997699999999995" table:style-name="ce1">
            <text:p>-66.9977</text:p>
          </table:table-cell>
          <table:table-cell office:value-type="float" office:value="224.07" table:style-name="ce1">
            <text:p>224.07</text:p>
          </table:table-cell>
          <table:table-cell office:value-type="float" office:value="4.0999999999999996" table:style-name="ce1">
            <text:p>4.1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k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5:35:32.143Z</text:p>
          </table:table-cell>
          <table:table-cell office:value-type="float" office:value="23.307400000000001" table:style-name="ce1">
            <text:p>23.3074</text:p>
          </table:table-cell>
          <table:table-cell office:value-type="float" office:value="93.813800000000001" table:style-name="ce1">
            <text:p>93.8138</text:p>
          </table:table-cell>
          <table:table-cell office:value-type="float" office:value="64.239999999999995" table:style-name="ce1">
            <text:p>64.24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k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5:07:05.140Z</text:p>
          </table:table-cell>
          <table:table-cell office:value-type="float" office:value="19.1695004" table:style-name="ce1">
            <text:p>19.1695004</text:p>
          </table:table-cell>
          <table:table-cell office:value-type="float" office:value="-155.47650150000001" table:style-name="ce1">
            <text:p>-155.4765015</text:p>
          </table:table-cell>
          <table:table-cell office:value-type="float" office:value="33.5" table:style-name="ce1">
            <text:p>33.5</text:p>
          </table:table-cell>
          <table:table-cell office:value-type="float" office:value="2.64" table:style-name="ce1">
            <text:p>2.64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hv715567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4:57:46.398Z</text:p>
          </table:table-cell>
          <table:table-cell office:value-type="float" office:value="2.3481999999999998" table:style-name="ce1">
            <text:p>2.3482</text:p>
          </table:table-cell>
          <table:table-cell office:value-type="float" office:value="128.37190000000001" table:style-name="ce1">
            <text:p>128.3719</text:p>
          </table:table-cell>
          <table:table-cell office:value-type="float" office:value="10" table:style-name="ce1">
            <text:p>10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k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4:22:20.670Z</text:p>
          </table:table-cell>
          <table:table-cell office:value-type="float" office:value="17.966100000000001" table:style-name="ce1">
            <text:p>17.9661</text:p>
          </table:table-cell>
          <table:table-cell office:value-type="float" office:value="-66.917599999999993" table:style-name="ce1">
            <text:p>-66.9176</text:p>
          </table:table-cell>
          <table:table-cell office:value-type="float" office:value="10" table:style-name="ce1">
            <text:p>10</text:p>
          </table:table-cell>
          <table:table-cell office:value-type="float" office:value="2.89" table:style-name="ce1">
            <text:p>2.89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3:39:02.770Z</text:p>
          </table:table-cell>
          <table:table-cell office:value-type="float" office:value="17.9466" table:style-name="ce1">
            <text:p>17.9466</text:p>
          </table:table-cell>
          <table:table-cell office:value-type="float" office:value="-66.992599999999996" table:style-name="ce1">
            <text:p>-66.9926</text:p>
          </table:table-cell>
          <table:table-cell office:value-type="float" office:value="9" table:style-name="ce1">
            <text:p>9</text:p>
          </table:table-cell>
          <table:table-cell office:value-type="float" office:value="2.4500000000000002" table:style-name="ce1">
            <text:p>2.45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3:35:20.360Z</text:p>
          </table:table-cell>
          <table:table-cell office:value-type="float" office:value="-9.0098000000000003" table:style-name="ce1">
            <text:p>-9.0098</text:p>
          </table:table-cell>
          <table:table-cell office:value-type="float" office:value="124.1306" table:style-name="ce1">
            <text:p>124.1306</text:p>
          </table:table-cell>
          <table:table-cell office:value-type="float" office:value="81.53" table:style-name="ce1">
            <text:p>81.53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mww</text:p>
          </table:table-cell>
          <table:table-cell office:value-type="string" table:style-name="ce1">
            <text:p>us6000abj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3:16:16.750Z</text:p>
          </table:table-cell>
          <table:table-cell office:value-type="float" office:value="17.980599999999999" table:style-name="ce1">
            <text:p>17.9806</text:p>
          </table:table-cell>
          <table:table-cell office:value-type="float" office:value="-66.837999999999994" table:style-name="ce1">
            <text:p>-66.838</text:p>
          </table:table-cell>
          <table:table-cell office:value-type="float" office:value="15" table:style-name="ce1">
            <text:p>15</text:p>
          </table:table-cell>
          <table:table-cell office:value-type="float" office:value="2.95" table:style-name="ce1">
            <text:p>2.95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2:54:06.810Z</text:p>
          </table:table-cell>
          <table:table-cell office:value-type="float" office:value="17.929300000000001" table:style-name="ce1">
            <text:p>17.9293</text:p>
          </table:table-cell>
          <table:table-cell office:value-type="float" office:value="-66.848600000000005" table:style-name="ce1">
            <text:p>-66.8486</text:p>
          </table:table-cell>
          <table:table-cell office:value-type="float" office:value="9" table:style-name="ce1">
            <text:p>9</text:p>
          </table:table-cell>
          <table:table-cell office:value-type="float" office:value="2.82" table:style-name="ce1">
            <text:p>2.82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2:39:47.802Z</text:p>
          </table:table-cell>
          <table:table-cell office:value-type="float" office:value="26.710699999999999" table:style-name="ce1">
            <text:p>26.7107</text:p>
          </table:table-cell>
          <table:table-cell office:value-type="float" office:value="97.103200000000001" table:style-name="ce1">
            <text:p>97.1032</text:p>
          </table:table-cell>
          <table:table-cell office:value-type="float" office:value="44.39" table:style-name="ce1">
            <text:p>44.39</text:p>
          </table:table-cell>
          <table:table-cell office:value-type="float" office:value="4.7" table:style-name="ce1">
            <text:p>4.7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jj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2:03:52.210Z</text:p>
          </table:table-cell>
          <table:table-cell office:value-type="float" office:value="17.927" table:style-name="ce1">
            <text:p>17.927</text:p>
          </table:table-cell>
          <table:table-cell office:value-type="float" office:value="-66.875799999999998" table:style-name="ce1">
            <text:p>-66.8758</text:p>
          </table:table-cell>
          <table:table-cell office:value-type="float" office:value="10" table:style-name="ce1">
            <text:p>10</text:p>
          </table:table-cell>
          <table:table-cell office:value-type="float" office:value="2.56" table:style-name="ce1">
            <text:p>2.56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0:42:27.660Z</text:p>
          </table:table-cell>
          <table:table-cell office:value-type="float" office:value="17.9193" table:style-name="ce1">
            <text:p>17.9193</text:p>
          </table:table-cell>
          <table:table-cell office:value-type="float" office:value="-66.9465" table:style-name="ce1">
            <text:p>-66.9465</text:p>
          </table:table-cell>
          <table:table-cell office:value-type="float" office:value="13" table:style-name="ce1">
            <text:p>13</text:p>
          </table:table-cell>
          <table:table-cell office:value-type="float" office:value="3.01" table:style-name="ce1">
            <text:p>3.01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0:38:18.250Z</text:p>
          </table:table-cell>
          <table:table-cell office:value-type="float" office:value="17.933599999999998" table:style-name="ce1">
            <text:p>17.9336</text:p>
          </table:table-cell>
          <table:table-cell office:value-type="float" office:value="-66.881100000000004" table:style-name="ce1">
            <text:p>-66.8811</text:p>
          </table:table-cell>
          <table:table-cell office:value-type="float" office:value="10" table:style-name="ce1">
            <text:p>10</text:p>
          </table:table-cell>
          <table:table-cell office:value-type="float" office:value="2.89" table:style-name="ce1">
            <text:p>2.89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4T00:32:23.210Z</text:p>
          </table:table-cell>
          <table:table-cell office:value-type="float" office:value="17.9328" table:style-name="ce1">
            <text:p>17.9328</text:p>
          </table:table-cell>
          <table:table-cell office:value-type="float" office:value="-66.752499999999998" table:style-name="ce1">
            <text:p>-66.7525</text:p>
          </table:table-cell>
          <table:table-cell office:value-type="float" office:value="7" table:style-name="ce1">
            <text:p>7</text:p>
          </table:table-cell>
          <table:table-cell office:value-type="float" office:value="2.91" table:style-name="ce1">
            <text:p>2.91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6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3T23:33:11.460Z</text:p>
          </table:table-cell>
          <table:table-cell office:value-type="float" office:value="17.923100000000002" table:style-name="ce1">
            <text:p>17.9231</text:p>
          </table:table-cell>
          <table:table-cell office:value-type="float" office:value="-66.579499999999996" table:style-name="ce1">
            <text:p>-66.5795</text:p>
          </table:table-cell>
          <table:table-cell office:value-type="float" office:value="5" table:style-name="ce1">
            <text:p>5</text:p>
          </table:table-cell>
          <table:table-cell office:value-type="float" office:value="2.97" table:style-name="ce1">
            <text:p>2.97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5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3T23:15:05.163Z</text:p>
          </table:table-cell>
          <table:table-cell office:value-type="float" office:value="27.7364" table:style-name="ce1">
            <text:p>27.7364</text:p>
          </table:table-cell>
          <table:table-cell office:value-type="float" office:value="53.2971" table:style-name="ce1">
            <text:p>53.2971</text:p>
          </table:table-cell>
          <table:table-cell office:value-type="float" office:value="10" table:style-name="ce1">
            <text:p>10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us6000abi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0-06-13T22:31:18.410Z</text:p>
          </table:table-cell>
          <table:table-cell office:value-type="float" office:value="17.9361" table:style-name="ce1">
            <text:p>17.9361</text:p>
          </table:table-cell>
          <table:table-cell office:value-type="float" office:value="-66.944299999999998" table:style-name="ce1">
            <text:p>-66.9443</text:p>
          </table:table-cell>
          <table:table-cell office:value-type="float" office:value="12" table:style-name="ce1">
            <text:p>12</text:p>
          </table:table-cell>
          <table:table-cell office:value-type="float" office:value="3.58" table:style-name="ce1">
            <text:p>3.58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pr2020165023</text:p>
          </table:table-cell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Admin</meta:initial-creator>
    <dc:creator>Priscilla Minotti</dc:creator>
    <meta:creation-date>2020-06-14T22:07:40Z</meta:creation-date>
    <dc:date>2020-06-14T22:21:50Z</dc:date>
  </office:meta>
</office:document-meta>
</file>